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Bold1" svg:font-family="Times-Bold"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rsid="0013daf6" officeooo:paragraph-rsid="00114c77" style:font-size-asian="16pt" style:font-weight-asian="bold" style:font-name-complex="Times-Bold1" style:font-size-complex="16pt" style:font-weight-complex="bold"/>
    </style:style>
    <style:style style:name="P2"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paragraph-rsid="00114c77" style:font-size-asian="16pt" style:font-weight-asian="bold" style:font-name-complex="Times-Bold1" style:font-size-complex="16pt" style:font-weight-complex="bold"/>
    </style:style>
    <style:style style:name="P3" style:family="paragraph" style:parent-style-name="Text_20_body">
      <style:text-properties fo:font-weight="bold" officeooo:rsid="0012e856" officeooo:paragraph-rsid="0012e856" style:font-weight-asian="bold" style:font-weight-complex="bold"/>
    </style:style>
    <style:style style:name="T1" style:family="text">
      <style:text-properties officeooo:rsid="0008bda7"/>
    </style:style>
    <style:style style:name="T2" style:family="text">
      <style:text-properties officeooo:rsid="00114c77"/>
    </style:style>
    <style:style style:name="T3" style:family="text">
      <style:text-properties fo:font-weight="normal" style:font-weight-asian="normal" style:font-weight-complex="normal"/>
    </style:style>
    <style:style style:name="T4" style:family="text">
      <style:text-properties fo:font-weight="normal" officeooo:rsid="00138f80" style:font-weight-asian="normal" style:font-weight-complex="normal"/>
    </style:style>
    <style:style style:name="T5" style:family="text">
      <style:text-properties officeooo:rsid="0015cf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text:span text:style-name="T1">OMP</text:span> 20<text:span text:style-name="T1">0</text:span>: <text:span text:style-name="T1">Data Structures and Algorithms</text:span></text:p>
      <text:p text:style-name="P1">Fall 20<text:span text:style-name="T5">20</text:span></text:p>
      <text:p text:style-name="P1">Lab <text:span text:style-name="T5">1</text:span>: <text:span text:style-name="T2">Object-oriented Programming</text:span></text:p>
      <text:p text:style-name="P1"/>
      <text:p text:style-name="P3">Task 1: <text:span text:style-name="T3">Implement the Progression, ArithmeticProgression, GeometricProgression and FibonacciProgression classes as given from page 88 onwards in the textbook.</text:span></text:p>
      <text:p text:style-name="P3">Task 2: <text:span text:style-name="T3">Write a Python class that extends the Progression class so that each value in the progression is the absolute value of the difference between the previous two values. You should include a constructor that accepts a pair of numbers as the first two values, using 2 and 200 as the defaults.</text:span></text:p>
      <text:p text:style-name="P3">Task 3: <text:span text:style-name="T3">Write a Python class that extends the Progression class so that each value in the progression is the square root of the previous value. (Note that you can no longer represent each value with an integer.) Your constructor should accept an optional parameter specifying the start value, using 65536 as a default. </text:span><text:span text:style-name="T4">You can use the sqrt function from the math mod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Bold1" svg:font-family="Times-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0:11:29.202258009</meta:creation-date>
    <dc:date>2020-11-05T16:48:33.884781239</dc:date>
    <meta:editing-duration>PT1M13S</meta:editing-duration>
    <meta:editing-cycles>2</meta:editing-cycles>
    <meta:generator>LibreOffice/6.0.7.3$Linux_X86_64 LibreOffice_project/00m0$Build-3</meta:generator>
    <meta:document-statistic meta:table-count="0" meta:image-count="0" meta:object-count="0" meta:page-count="1" meta:paragraph-count="6" meta:word-count="148" meta:character-count="907" meta:non-whitespace-character-count="765"/>
  </office:meta>
</office:document-meta>
</file>